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3cm" fo:margin-left="0cm" fo:margin-right="-0.012cm" table:align="margins"/>
    </style:style>
    <style:style style:name="Taula2.A" style:family="table-column">
      <style:table-column-properties style:column-width="10.927cm" style:rel-column-width="42093*"/>
    </style:style>
    <style:style style:name="Taula2.B" style:family="table-column">
      <style:table-column-properties style:column-width="1.879cm" style:rel-column-width="7236*"/>
    </style:style>
    <style:style style:name="Taula2.C" style:family="table-column">
      <style:table-column-properties style:column-width="1.931cm" style:rel-column-width="7440*"/>
    </style:style>
    <style:style style:name="Taula2.D" style:family="table-column">
      <style:table-column-properties style:column-width="2.275cm" style:rel-column-width="8766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D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ula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.013cm" fo:margin-left="0cm" fo:margin-right="-0.012cm" table:align="margins"/>
    </style:style>
    <style:style style:name="Taula3.A" style:family="table-column">
      <style:table-column-properties style:column-width="10.927cm" style:rel-column-width="42093*"/>
    </style:style>
    <style:style style:name="Taula3.B" style:family="table-column">
      <style:table-column-properties style:column-width="1.879cm" style:rel-column-width="7236*"/>
    </style:style>
    <style:style style:name="Taula3.C" style:family="table-column">
      <style:table-column-properties style:column-width="1.931cm" style:rel-column-width="7440*"/>
    </style:style>
    <style:style style:name="Taula3.D" style:family="table-column">
      <style:table-column-properties style:column-width="2.275cm" style:rel-column-width="8766*"/>
    </style:style>
    <style:style style:name="Taula3.1" style:family="table-row">
      <style:table-row-properties style:min-row-height="0.609cm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 style:data-style-name="N107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a3.D1" style:family="table-cell" style:data-style-name="N107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0.927cm" style:rel-column-width="42093*"/>
    </style:style>
    <style:style style:name="Taula4.B" style:family="table-column">
      <style:table-column-properties style:column-width="1.879cm" style:rel-column-width="7236*"/>
    </style:style>
    <style:style style:name="Taula4.C" style:family="table-column">
      <style:table-column-properties style:column-width="1.931cm" style:rel-column-width="7440*"/>
    </style:style>
    <style:style style:name="Taula4.D" style:family="table-column">
      <style:table-column-properties style:column-width="2.275cm" style:rel-column-width="8766*"/>
    </style:style>
    <style:style style:name="Tau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4.D1" style:family="table-cell">
      <style:table-cell-properties fo:padding="0.097cm" fo:border="0.002cm solid #000000"/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u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4.D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ula4.3" style:family="table-row">
      <style:table-row-properties style:min-row-height="3.022cm"/>
    </style:style>
    <style:style style:name="Taula4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ula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color="#0000ff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fo:color="#0000ff" style:font-name="Arial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ff" style:font-name="Arial" fo:font-size="10pt" style:font-size-asian="10pt" style:font-size-complex="10pt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ff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9" style:family="paragraph" style:parent-style-name="Table_20_Contents" style:list-style-name="L1">
      <style:text-properties style:font-name="Arial" fo:font-size="10pt" style:font-size-asian="10pt" style:font-size-complex="10pt"/>
    </style:style>
    <style:style style:name="P20" style:family="paragraph" style:parent-style-name="Table_20_Contents" style:list-style-name="L2">
      <style:text-properties fo:color="#0000ff" style:font-name="Arial" fo:font-size="9.80000019073486pt" style:font-size-asian="9.80000019073486pt" style:font-size-complex="9.80000019073486pt"/>
    </style:style>
    <style:style style:name="P21" style:family="paragraph" style:parent-style-name="Table_20_Contents" style:list-style-name="L2">
      <style:paragraph-properties fo:line-height="100%"/>
      <style:text-properties fo:color="#0000ff" style:font-name="Arial" fo:font-size="9.80000019073486pt" style:font-size-asian="9.80000019073486pt" style:font-size-complex="9.80000019073486pt"/>
    </style:style>
    <style:style style:name="P22" style:family="paragraph" style:parent-style-name="Table_20_Contents" style:list-style-name="L3">
      <style:paragraph-properties fo:line-height="100%"/>
      <style:text-properties fo:color="#0000ff" style:font-name="Arial" fo:font-size="9.80000019073486pt" style:font-size-asian="9.80000019073486pt" style:font-size-complex="9.80000019073486pt"/>
    </style:style>
    <style:style style:name="P23" style:family="paragraph" style:parent-style-name="Table_20_Contents">
      <style:text-properties fo:color="#0000ff" style:font-name="Arial" fo:font-size="10pt" style:font-size-asian="10pt" style:font-size-complex="10pt"/>
    </style:style>
    <style:style style:name="P24" style:family="paragraph" style:parent-style-name="Table_20_Contents" style:list-style-name="L4">
      <style:text-properties fo:color="#0000ff" style:font-name="Arial" fo:font-size="10pt" style:font-size-asian="10pt" style:font-size-complex="10pt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style:font-name="Arial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er">Apartat C – Pressupost v2_2</text:p>
      <text:p text:style-name="P9"/>
      <text:p text:style-name="P9">Per comparar hem creat un pressupost utilitzant programes de pagament:</text:p>
      <text:p text:style-name="P9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10">Descripció</text:p>
          </table:table-cell>
          <table:table-cell table:style-name="Taula2.A1" office:value-type="string">
            <text:p text:style-name="P11">Preu/U</text:p>
          </table:table-cell>
          <table:table-cell table:style-name="Taula2.A1" office:value-type="string">
            <text:p text:style-name="P11">Unitats</text:p>
          </table:table-cell>
          <table:table-cell table:style-name="Taula2.D1" office:value-type="string">
            <text:p text:style-name="P11">Preu Total</text:p>
          </table:table-cell>
        </table:table-row>
        <table:table-row>
          <table:table-cell table:style-name="Taula2.A2" office:value-type="string">
            <text:p text:style-name="P12">Allotjament Web * 1 any</text:p>
          </table:table-cell>
          <table:table-cell table:style-name="Taula2.B2" office:value-type="currency" office:currency="EUR" office:value="100">
            <text:p text:style-name="P13">100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100">
            <text:p text:style-name="P13">100,00 €</text:p>
          </table:table-cell>
        </table:table-row>
        <table:table-row>
          <table:table-cell table:style-name="Taula2.A2" office:value-type="string">
            <text:p text:style-name="P12">Domini: xinxat.com * 1any</text:p>
          </table:table-cell>
          <table:table-cell table:style-name="Taula2.B2" office:value-type="currency" office:currency="EUR" office:value="9">
            <text:p text:style-name="P13">9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9">
            <text:p text:style-name="P13">9,00 €</text:p>
          </table:table-cell>
        </table:table-row>
      </table:table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18"><text:span text:style-name="Strong_20_Emphasis"><text:span text:style-name="T1">Samsung Galaxy Ace S5830</text:span></text:span><text:span text:style-name="T4"> </text:span></text:p>
          </table:table-cell>
          <table:table-cell table:style-name="Taula3.B1" office:value-type="currency" office:currency="EUR" office:value="279">
            <text:p text:style-name="P13">279,00 €</text:p>
          </table:table-cell>
          <table:table-cell table:style-name="Taula3.C1" office:value-type="float" office:value="1">
            <text:p text:style-name="P13">1</text:p>
          </table:table-cell>
          <table:table-cell table:style-name="Taula3.D1" office:value-type="currency" office:currency="EUR" office:value="279">
            <text:p text:style-name="P13">279,00 €</text:p>
          </table:table-cell>
        </table:table-row>
      </table:table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P12">Hores:</text:p>
            <text:list xml:id="list39569273" text:style-name="L1">
              <text:list-item>
                <text:p text:style-name="P19">195h Programació </text:p>
              </text:list-item>
              <text:list-item>
                <text:p text:style-name="P19">45h Disseny </text:p>
              </text:list-item>
              <text:list-item>
                <text:p text:style-name="P19">36h Planificació i Documentació</text:p>
              </text:list-item>
            </text:list>
          </table:table-cell>
          <table:table-cell table:style-name="Taula4.A1" office:value-type="string">
            <text:p text:style-name="P13"/>
            <text:p text:style-name="P13">15,00€</text:p>
            <text:p text:style-name="P13">10,00€</text:p>
            <text:p text:style-name="P13">8,00€</text:p>
          </table:table-cell>
          <table:table-cell table:style-name="Taula4.A1" office:value-type="string">
            <text:p text:style-name="P13"/>
            <text:p text:style-name="P13">195</text:p>
            <text:p text:style-name="P13">45</text:p>
            <text:p text:style-name="P13">36</text:p>
          </table:table-cell>
          <table:table-cell table:style-name="Taula4.D1" office:value-type="string">
            <text:p text:style-name="P13"/>
            <text:p text:style-name="P13">2925,00€</text:p>
            <text:p text:style-name="P13">450,00€</text:p>
            <text:p text:style-name="P13">288,00€</text:p>
          </table:table-cell>
        </table:table-row>
        <table:table-row>
          <table:table-cell table:style-name="Taula4.A2" office:value-type="string">
            <text:p text:style-name="P12">Manteniment*</text:p>
          </table:table-cell>
          <table:table-cell table:style-name="Taula4.B2" office:value-type="currency" office:currency="EUR" office:value="30">
            <text:p text:style-name="P13">30,00 €</text:p>
          </table:table-cell>
          <table:table-cell table:style-name="Taula4.C2" office:value-type="float" office:value="0">
            <text:p text:style-name="P13">0</text:p>
          </table:table-cell>
          <table:table-cell table:style-name="Taula4.D2" office:value-type="currency" office:currency="EUR" office:value="0">
            <text:p text:style-name="P13">0,00 €</text:p>
          </table:table-cell>
        </table:table-row>
        <table:table-row table:style-name="Taula4.3">
          <table:table-cell table:style-name="Taula4.A3" office:value-type="string">
            <text:p text:style-name="P14">Software:</text:p>
            <text:list xml:id="list39593744" text:style-name="L2">
              <text:list-item>
                <text:p text:style-name="P20">Java IDE: IntelliJ IDEA 10.5</text:p>
              </text:list-item>
              <text:list-item>
                <text:p text:style-name="P21">Suite Ofimàtica: Microsoft Office 2010</text:p>
              </text:list-item>
            </text:list>
            <text:list xml:id="list39593987" text:style-name="L3">
              <text:list-item>
                <text:p text:style-name="P22">Compressor d'arxius: WinRAR</text:p>
              </text:list-item>
              <text:list-item>
                <text:p text:style-name="P22">Editor de codi web: Adobe Photoshop CS5</text:p>
              </text:list-item>
              <text:list-item>
                <text:p text:style-name="P22">Kit de desenvolupament: SDK Manager Android</text:p>
              </text:list-item>
              <text:list-item>
                <text:p text:style-name="P22">Editor d'imatges: Adobe Dreamweaver CS 5.5</text:p>
              </text:list-item>
              <text:list-item>
                <text:p text:style-name="P22">Sistema Operatiu: 3x Microsoft Windows 7</text:p>
              </text:list-item>
            </text:list>
          </table:table-cell>
          <table:table-cell table:style-name="Taula4.A2" office:value-type="string">
            <text:p text:style-name="P16"/>
            <text:p text:style-name="P16">414,71€</text:p>
            <text:p text:style-name="P16">118,00€</text:p>
            <text:p text:style-name="P16">35,34€</text:p>
            <text:p text:style-name="P16">792,35€</text:p>
            <text:p text:style-name="P16">0,00€</text:p>
            <text:p text:style-name="P17">516,35</text:p>
            <text:p text:style-name="P16"><text:span text:style-name="T2">199,99</text:span> </text:p>
          </table:table-cell>
          <table:table-cell table:style-name="Taula4.A2" office:value-type="string">
            <text:p text:style-name="P16"/>
            <text:p text:style-name="P16">0,3</text:p>
            <text:p text:style-name="P16">0,3</text:p>
            <text:p text:style-name="P16">0,3</text:p>
            <text:p text:style-name="P16">0,3</text:p>
            <text:p text:style-name="P16">1</text:p>
            <text:p text:style-name="P16">0,3</text:p>
            <text:p text:style-name="P16">1</text:p>
          </table:table-cell>
          <table:table-cell table:style-name="Taula4.D3" office:value-type="string">
            <text:p text:style-name="P16"/>
            <text:p text:style-name="P16">124,25€</text:p>
            <text:p text:style-name="P16">39,34€</text:p>
            <text:p text:style-name="P16">10,60€</text:p>
            <text:p text:style-name="P16">237,70€</text:p>
            <text:p text:style-name="P16">0,00€</text:p>
            <text:p text:style-name="P16">154,90€</text:p>
            <text:p text:style-name="P16">199,99</text:p>
          </table:table-cell>
        </table:table-row>
        <table:table-row>
          <table:table-cell table:style-name="Taula4.A2" office:value-type="string">
            <text:p text:style-name="P14">Hardware*:</text:p>
            <text:list xml:id="list39563324" text:style-name="L4">
              <text:list-item>
                <text:p text:style-name="P24">2 PC's Sobretaula</text:p>
                <text:p text:style-name="P24">(HP 500B E3400/2GB/320GB + Monitor 19”)</text:p>
              </text:list-item>
              <text:list-item>
                <text:p text:style-name="P24">1 Portàtil</text:p>
                <text:p text:style-name="P24">(<text:span text:style-name="T3">Asus K53E Core i3-2310M/4GB/500GB/15.6"</text:span>)</text:p>
              </text:list-item>
            </text:list>
          </table:table-cell>
          <table:table-cell table:style-name="Taula4.A2" office:value-type="string">
            <text:p text:style-name="P15"/>
            <text:p text:style-name="P15"/>
            <text:p text:style-name="P15">311,00€</text:p>
            <text:p text:style-name="P15"/>
            <text:p text:style-name="P15">424,00€</text:p>
          </table:table-cell>
          <table:table-cell table:style-name="Taula4.A2" office:value-type="string">
            <text:p text:style-name="P15"/>
            <text:p text:style-name="P15"/>
            <text:p text:style-name="P15">0,3</text:p>
            <text:p text:style-name="P15">0,3</text:p>
          </table:table-cell>
          <table:table-cell table:style-name="Taula4.D3" office:value-type="string">
            <text:p text:style-name="P15"/>
            <text:p text:style-name="P15"/>
            <text:p text:style-name="P15">93,3</text:p>
            <text:p text:style-name="P15">127,20€</text:p>
          </table:table-cell>
        </table:table-row>
        <table:table-row>
          <table:table-cell table:style-name="Taula4.A2" office:value-type="string">
            <text:p text:style-name="P10">Total:</text:p>
          </table:table-cell>
          <table:table-cell table:style-name="Taula4.A2" office:value-type="string">
            <text:p text:style-name="P13"/>
          </table:table-cell>
          <table:table-cell table:style-name="Taula4.A2" office:value-type="string">
            <text:p text:style-name="P13"/>
          </table:table-cell>
          <table:table-cell table:style-name="Taula4.D2" office:value-type="currency" office:currency="EUR" office:value="5038.28">
            <text:p text:style-name="P15">5.038,28 €</text:p>
          </table:table-cell>
        </table:table-row>
      </table:table>
      <text:p text:style-name="P4"/>
      <text:p text:style-name="Text_20_body">* El manteniment és opcional, els primers 3 mesos s'ofereix gratuïtament, si es vol adquirir passats aquest 3 mesos s'ha de abonar 30,00€/trimestralment.</text:p>
      <text:p text:style-name="P2">*El hardware necessari per desenvolupar el projecte, només és cobrara la part proporcional a aquest igual que amb els programes necessaris per el desenvolupament del projecte. </text:p>
      <text:p text:style-name="Text_20_body"/>
      <text:p text:style-name="Text_20_body"/>
      <text:h text:style-name="P25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5">Data</text:p>
          </table:table-cell>
          <table:table-cell table:style-name="Taula5.A1" office:value-type="string">
            <text:p text:style-name="P5">Modificat per:</text:p>
          </table:table-cell>
          <table:table-cell table:style-name="Taula5.C1" office:value-type="string">
            <text:p text:style-name="P5">Modificacions</text:p>
          </table:table-cell>
        </table:table-row>
        <table:table-row>
          <table:table-cell table:style-name="Taula5.A2" office:value-type="date" office:date-value="2011-09-25">
            <text:p text:style-name="P8">25/09/11</text:p>
          </table:table-cell>
          <table:table-cell table:style-name="Taula5.B2" office:value-type="string">
            <text:p text:style-name="P8">Isaac Gangolells</text:p>
          </table:table-cell>
          <table:table-cell table:style-name="Taula5.C2" office:value-type="string">
            <text:p text:style-name="P6">Edició inicial.</text:p>
          </table:table-cell>
        </table:table-row>
        <table:table-row>
          <table:table-cell table:style-name="Taula5.A2" office:value-type="date" office:date-value="2011-10-09">
            <text:p text:style-name="P6">09/10/11</text:p>
          </table:table-cell>
          <table:table-cell table:style-name="Taula5.B2" office:value-type="string">
            <text:p text:style-name="P7">Isaac Gangolells</text:p>
          </table:table-cell>
          <table:table-cell table:style-name="Taula5.C2" office:value-type="string">
            <text:p text:style-name="P6">Divisió del document en 2 versions</text:p>
          </table:table-cell>
        </table:table-row>
        <table:table-row>
          <table:table-cell table:style-name="Taula5.A2" office:value-type="date" office:date-value="2011-10-09">
            <text:p text:style-name="P6">09/10/11</text:p>
          </table:table-cell>
          <table:table-cell table:style-name="Taula5.B2" office:value-type="string">
            <text:p text:style-name="P7">Isaac Gangolells </text:p>
          </table:table-cell>
          <table:table-cell table:style-name="Taula5.C2" office:value-type="string">
            <text:p text:style-name="P6">Inclusió de Hardware i Software</text:p>
          </table:table-cell>
        </table:table-row>
        <table:table-row>
          <table:table-cell table:style-name="Taula5.A2" office:value-type="date" office:date-value="2011-10-11">
            <text:p text:style-name="P6">11/10/11</text:p>
          </table:table-cell>
          <table:table-cell table:style-name="Taula5.B2" office:value-type="string">
            <text:p text:style-name="P7">Isaac Gangolells</text:p>
          </table:table-cell>
          <table:table-cell table:style-name="Taula5.C2" office:value-type="string">
            <text:p text:style-name="P6">Modificacions varie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Pressupo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0-12T19:45:40.49</dc:date>
    <meta:editing-duration>PT01H41M54S</meta:editing-duration>
    <meta:editing-cycles>20</meta:editing-cycles>
    <meta:generator>OpenOffice.org/3.2$Win32 OpenOffice.org_project/320m18$Build-9502</meta:generator>
    <meta:document-statistic meta:table-count="4" meta:image-count="0" meta:object-count="0" meta:page-count="2" meta:paragraph-count="96" meta:word-count="258" meta:character-count="1541"/>
    <dc:creator>Hector Costa Guzman</dc:creator>
  </office:meta>
</office:document-meta>
</file>